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7356" officeooo:paragraph-rsid="000a7356"/>
    </style:style>
    <style:style style:name="P2" style:family="paragraph" style:parent-style-name="Standard">
      <style:paragraph-properties fo:text-align="start" style:justify-single-word="false"/>
      <style:text-properties officeooo:rsid="000a7356" officeooo:paragraph-rsid="000a7356"/>
    </style:style>
    <style:style style:name="P3" style:family="paragraph" style:parent-style-name="Standard">
      <style:paragraph-properties fo:text-align="start" style:justify-single-word="false"/>
      <style:text-properties officeooo:rsid="000a9ce7" officeooo:paragraph-rsid="000a9ce7"/>
    </style:style>
    <style:style style:name="P4" style:family="paragraph" style:parent-style-name="Standard">
      <style:paragraph-properties fo:text-align="start" style:justify-single-word="false"/>
      <style:text-properties officeooo:rsid="000b47b1" officeooo:paragraph-rsid="000b47b1"/>
    </style:style>
    <style:style style:name="P5" style:family="paragraph" style:parent-style-name="Standard">
      <style:paragraph-properties fo:text-align="start" style:justify-single-word="false"/>
      <style:text-properties officeooo:rsid="000b72a7" officeooo:paragraph-rsid="000b72a7"/>
    </style:style>
    <style:style style:name="P6" style:family="paragraph" style:parent-style-name="Standard">
      <style:paragraph-properties fo:text-align="start" style:justify-single-word="false"/>
      <style:text-properties officeooo:rsid="000c8941" officeooo:paragraph-rsid="000c894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</text:p>
      <text:p text:style-name="P2"/>
      <text:p text:style-name="P2">Overview allows the user (a <text:span text:style-name="T1">Student</text:span>) to <text:s/>see how the semester evolves. It keeps track of what has already be done in each course the user is registered in.</text:p>
      <text:p text:style-name="P3">A <text:span text:style-name="T1">course</text:span> consists of many <text:span text:style-name="T1">Lecture</text:span>s. The exact number of Lectures is not always knowns in advance.</text:p>
      <text:p text:style-name="P4">A course can have many <text:span text:style-name="T1">Labor</text:span> requirements. </text:p>
      <text:p text:style-name="P4">Each labor can be marked as successful or or as a failure.</text:p>
      <text:p text:style-name="P4"/>
      <text:p text:style-name="P5">A course can have <text:span text:style-name="T1">Homework</text:span>s too. </text:p>
      <text:p text:style-name="P5">For each course there is a corresponding <text:span text:style-name="T1">Exam</text:span>. </text:p>
      <text:p text:style-name="P5">Each Exam has its <text:span text:style-name="T1">requirement</text:span>s <text:s/>which could be base on Homework or on Labor.</text:p>
      <text:p text:style-name="P5">A Student have a list of course he takes on a given. </text:p>
      <text:p text:style-name="P6">The app should let the user <text:span text:style-name="T1">add</text:span> new data <text:s/>every time the user needs to.</text:p>
      <text:p text:style-name="P6">The user should be able to <text:span text:style-name="T1">modify</text:span> any Data at any time.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0:09:08.229115464</meta:creation-date>
    <dc:date>2015-10-22T21:23:38.997679350</dc:date>
    <meta:editing-duration>PT44M8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11" meta:word-count="133" meta:character-count="696" meta:non-whitespace-character-count="567"/>
  </office:meta>
</office:document-meta>
</file>